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4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0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1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3" style:family="paragraph" style:parent-style-name="Standard">
      <style:text-properties fo:font-size="11.8999996185303pt" fo:font-weight="bold" style:font-size-asian="11.8999996185303pt" style:font-weight-asian="bold" style:font-size-complex="11.8999996185303pt" style:font-weight-complex="bold"/>
    </style:style>
    <style:style style:name="P14" style:family="paragraph" style:parent-style-name="Standard"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15" style:family="paragraph" style:parent-style-name="Standard">
      <style:text-properties fo:font-size="11.8999996185303pt" fo:font-style="normal" fo:font-weight="normal" style:font-size-asian="11.8999996185303pt" style:font-style-asian="normal" style:font-weight-asian="normal" style:font-size-complex="11.8999996185303pt" style:font-style-complex="normal" style:font-weight-complex="normal"/>
    </style:style>
    <style:style style:name="P16" style:family="paragraph" style:parent-style-name="Standard">
      <style:text-properties fo:font-size="11.8999996185303pt" fo:font-style="normal" fo:font-weight="bold" style:font-size-asian="11.8999996185303pt" style:font-style-asian="normal" style:font-weight-asian="bold" style:font-size-complex="11.8999996185303pt" style:font-style-complex="normal" style:font-weight-complex="bold"/>
    </style:style>
    <style:style style:name="P17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18" style:family="paragraph" style:parent-style-name="Standard">
      <style:text-properties fo:font-size="11.8999996185303pt" fo:font-style="normal" fo:font-weight="normal" style:font-size-asian="11.8999996185303pt" style:font-style-asian="normal" style:font-weight-asian="normal" style:font-size-complex="11.899999618530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4"><text:soft-page-break/>Sat 3/18/2017 <text:s/><text:span text:style-name="T1">5 miles</text:span></text:p>
      <text:p text:style-name="P4">I ran 5 miles on hilly roads averaging 10:30/mile. <text:s/>It was cold with a slight drizzle and I wore three shirts and a rain jacket. <text:s/>The last mile was in 8:45.</text:p>
      <text:p text:style-name="P4"/>
      <text:p text:style-name="P4">Sun 3/19/2107 <text:s/><text:span text:style-name="T1">9.25 miles</text:span> </text:p>
      <text:p text:style-name="P4">I ran with Jim Fitch on the Ernst Trail.</text:p>
      <text:p text:style-name="P4">We warmed up with 1.5 miles including a couple of short fast runs.</text:p>
      <text:p text:style-name="P4">The we ran 10 x ½ mile with a ¼ mile jog between each run. <text:s/></text:p>
      <text:p text:style-name="P4">The ½ miles averaged 4:26 with the fasted one in 4:19 and the slowest in 4:34.</text:p>
      <text:p text:style-name="P4">We warmed down with a ½ mile jog.</text:p>
      <text:p text:style-name="P4"/>
      <text:p text:style-name="P4">Mon 3/20/2017 <text:span text:style-name="T1">5 miles</text:span></text:p>
      <text:p text:style-name="P4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4">On the indoor track I walked and ran 2 miles in 10:54 + 10:50 = 21:44. <text:s/>I walked 0.16 miles at the beginning of each ½ mile. <text:s/>My walking pace was about 13:30/mile and my running pace about 9:40/mile.</text:p>
      <text:p text:style-name="P4"/>
      <text:p text:style-name="P4">Tues 3/21/2017 <text:span text:style-name="T1">10.5 miles</text:span></text:p>
      <text:p text:style-name="P4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4">The first five miles averaged 9:27/mile and the second five averaged 8:45/mile.</text:p>
      <text:p text:style-name="P4">I rested 6 minutes and jogged ½ mile.</text:p>
      <text:p text:style-name="P4"/>
      <text:p text:style-name="P4">Wed 3/22/2017 <text:span text:style-name="T1"><text:s/>4.5 miles </text:span><text:s/></text:p>
      <text:p text:style-name="P4">I jogged ½ mile to the indoor track and rested a few minutes.</text:p>
      <text:p text:style-name="P4">On the track I walked and ran 4 miles averaging about 12 minutes per mile. <text:s/>I walked about 0.17 miles at the beginning of each ½ mile.</text:p>
      <text:p text:style-name="P4"/>
      <text:p text:style-name="P4">Thur 3/23/2017 <text:span text:style-name="T1">5.6 miles </text:span></text:p>
      <text:p text:style-name="P4">I ran with Jim Fitch and Tiffany Hrach on the indoor track.</text:p>
      <text:p text:style-name="P4">We warmed up with 1.5 miles including ¼ mile of drills.</text:p>
      <text:p text:style-name="P4">Then we ran 10 x ¼ mile with a 1/8 mile jog between each run. <text:s/>The jogs took about 1:50.</text:p>
      <text:p text:style-name="P4">The slowest ¼ mile was 2:09 and the fastest was 2:04. The average was 2:07. <text:s/>We warmed down with a ½ mile jog. </text:p>
      <text:p text:style-name="P4"/>
      <text:p text:style-name="P4">Fri 3/24/2017 <text:span text:style-name="T1">5.5 miles</text:span></text:p>
      <text:p text:style-name="P4">I ran the same hilly 4 mile course as I did 4 weeks ago (2/24/2017) only on that day I did not warm up. <text:s/>Today I warmed up by running 1 mile down and up hill in 9:54 and rested 3 minutes. </text:p>
      <text:p text:style-name="P4">The total ascent along the 4 miles is 267 feet (measured using Google Earth). <text:s/>The time was 33:26 or 8:21/mile. The splits were 9:03, 8:41, 8:08, 7:35. Four weeks ago I averaged 8:53/mi.</text:p>
      <text:p text:style-name="P4">I rested 3 minutes and jogged a ½ mile.</text:p>
      <text:p text:style-name="P3"/>
      <text:p text:style-name="P3">45.35 miles in the last week </text:p>
      <text:p text:style-name="P3"/>
      <text:p text:style-name="P5"><text:soft-page-break/><text:span text:style-name="T2">Sat 3/25/2017</text:span> <text:s/>15 miles</text:p>
      <text:p text:style-name="P6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6"/>
      <text:p text:style-name="P6">Sun 3/26/2017 <text:s/><text:span text:style-name="T1">6.5 miles</text:span></text:p>
      <text:p text:style-name="P6">I ran 5 miles on slightly hilly roads averaging 9:53/mi. <text:s/>Then I rested 3 minutes and jogged a ½ mile. <text:s/>Later on in the day I jogged and walked 1 mile.</text:p>
      <text:p text:style-name="P6"/>
      <text:p text:style-name="P6">Mon 3/27/2017 <text:span text:style-name="T1">3.5 miles</text:span></text:p>
      <text:p text:style-name="P6">I ran 1 mile to the Allegheny outdoor track in 9:13 and rested 3 minutes. <text:s/>I then ran 4 x 200m with 200m <text:s/>jog after each run. <text:s/>The jogs were all in about 2:00. <text:s/>The times for the runs were </text:p>
      <text:p text:style-name="P6">51.0, 52.3, 48.5, 47.0 <text:s/></text:p>
      <text:p text:style-name="P6">I rested about 2:00 and ran 1 mile home in 9:01 and walked ½ mile in 6:48.</text:p>
      <text:p text:style-name="P6"/>
      <text:p text:style-name="P6">Tues 3/28/2017 <text:span text:style-name="T1">2 miles</text:span></text:p>
      <text:p text:style-name="P6">I walked and ran 2 miles on the Allegheny indoor track in about 24:00. <text:s/>I walked 1/8 mile, ran 1/8 mile and repeated to the end. The walking pace was about 14:40/mi and the running pace was about 9:20/mi.</text:p>
      <text:p text:style-name="P6"/>
      <text:p text:style-name="P6">Wed 3/29/2017 <text:span text:style-name="T1">4.5 miles</text:span></text:p>
      <text:p text:style-name="P6">I ran 4 miles on hilly roads in 39:19 or 9:49/mile. The last mile was in 8:47. I rested about 1:00 <text:s/>and walked a ½ mile in about 7:00.</text:p>
      <text:p text:style-name="P6"/>
      <text:p text:style-name="P6">Thur 3/30/2017 <text:span text:style-name="T1">5.75 miles</text:span></text:p>
      <text:p text:style-name="P6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6"/>
      <text:p text:style-name="P6">Fri 3/31/2017 <text:span text:style-name="T1">6 miles</text:span></text:p>
      <text:p text:style-name="P6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6"/>
      <text:p text:style-name="P6"/>
      <text:p text:style-name="P5">43.25 miles in the last week</text:p>
      <text:p text:style-name="P5"/>
      <text:p text:style-name="P5"/>
      <text:p text:style-name="P5"/>
      <text:p text:style-name="P10"><text:soft-page-break/>Running in the Netherlands</text:p>
      <text:p text:style-name="P9">While in the Netherlands, I take every 3 miles of bike riding</text:p>
      <text:p text:style-name="P9">as equivalent to approximately 1 mile of running.</text:p>
      <text:p text:style-name="P12"/>
      <text:p text:style-name="P8"><text:span text:style-name="T2">Sat 4/1/2017</text:span> No running</text:p>
      <text:p text:style-name="P11">We flew to Amsterdam The Netherlands</text:p>
      <text:p text:style-name="P11"/>
      <text:p text:style-name="P11">Sun 4/2/2017 <text:span text:style-name="T1">2 miles</text:span></text:p>
      <text:p text:style-name="P11">I rode 5 miles on a bike.</text:p>
      <text:p text:style-name="P11"/>
      <text:p text:style-name="P11">Mon 4/3/2017 <text:s/><text:span text:style-name="T1">4 miles</text:span></text:p>
      <text:p text:style-name="P11">I ran 4 miles not very fast. <text:s/></text:p>
      <text:p text:style-name="P11"/>
      <text:p text:style-name="P11">Tues 4/4/2017 <text:span text:style-name="T1">5.8 miles</text:span></text:p>
      <text:p text:style-name="P11">In the morning I walked 2 miles. <text:s/>In the afternoon I ran 3.8 miles at various paces and averaged <text:s/>9:53/mile.</text:p>
      <text:p text:style-name="P11"/>
      <text:p text:style-name="P11">Wed 4/5/2017 <text:span text:style-name="T1">4 miles</text:span></text:p>
      <text:p text:style-name="P11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1"/>
      <text:p text:style-name="P11">Thurs 4/6/2017 <text:s/><text:span text:style-name="T1">0 miles</text:span></text:p>
      <text:p text:style-name="P11">I have a cold that was bad today.<text:span text:style-name="T1"> </text:span></text:p>
      <text:p text:style-name="P8"/>
      <text:p text:style-name="P11">Fri 4/7/2017<text:span text:style-name="T1"> <text:s/>0 miles</text:span></text:p>
      <text:p text:style-name="P11">I didn't run again because of my cold.</text:p>
      <text:p text:style-name="P8"/>
      <text:p text:style-name="P8">15.8 miles in the last week</text:p>
      <text:p text:style-name="P7"/>
      <text:p text:style-name="P7"/>
      <text:p text:style-name="P7"/>
      <text:p text:style-name="P7"/>
      <text:p text:style-name="P6"/>
      <text:p text:style-name="P13"><text:soft-page-break/><text:span text:style-name="T2">Sat 4/8/2017 <text:s/></text:span>4 miles</text:p>
      <text:p text:style-name="P14">I am feeling somewhat better.</text:p>
      <text:p text:style-name="P14">I ran 3 miles in about 30 minutes and walked 1 mile in about 14 minutes.</text:p>
      <text:p text:style-name="P14"/>
      <text:p text:style-name="P14">Sun 4/9/2017 <text:span text:style-name="T1">2 miles</text:span></text:p>
      <text:p text:style-name="P14">I rode 6 miles on a bike which I take equivalent to 2 miles of running </text:p>
      <text:p text:style-name="P14"/>
      <text:p text:style-name="P14">Mon 4/10/2017 <text:span text:style-name="T1">0 miles</text:span></text:p>
      <text:p text:style-name="P14">I am still sick and did not run.</text:p>
      <text:p text:style-name="P14"/>
      <text:p text:style-name="P14">Tues 4/11/2017 <text:span text:style-name="T1">2 miles <text:s/></text:span></text:p>
      <text:p text:style-name="P14">I walked 2 miles in about 28 minutes. <text:s/>I am feeling better than yesterday.</text:p>
      <text:p text:style-name="P14"/>
      <text:p text:style-name="P14">Wed 4/12/2017 <text:span text:style-name="T1">4 miles</text:span></text:p>
      <text:p text:style-name="P14">I ran 3 miles averaging 8:57/mile and walked 1 mile in about 14 minutes.</text:p>
      <text:p text:style-name="P14"/>
      <text:p text:style-name="P14">Thur 4/13/2017 <text:span text:style-name="T1">5 miles</text:span></text:p>
      <text:p text:style-name="P14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4">I rested 2:00 and ran and walked 1 mile in about 12:00. </text:p>
      <text:p text:style-name="P14"/>
      <text:p text:style-name="P14">Fri 4/14/2017 <text:span text:style-name="T1">4.5 miles</text:span></text:p>
      <text:p text:style-name="P14">I ran 4 miles on a bike path and averaged 8:38/mile with the last ½ mile in 4:03 and rested 8 minutes. <text:s/>Then I walked a ½ mile in 6:19. </text:p>
      <text:p text:style-name="P17"><text:span text:style-name="T1">21.5 miles in the last week</text:span> </text:p>
      <text:p text:style-name="P13"/>
      <text:p text:style-name="P14">Sat 4/15/2017<text:span text:style-name="T1"> 5 miles</text:span></text:p>
      <text:p text:style-name="P14">I ran 4 miles on bike paths averaging 8:24/mile with the last mile in 8:07 and then walked slowly for ¼ mile. <text:s/>Then I walked a ¾ mile at 12:32/mile pace. </text:p>
      <text:p text:style-name="P14"/>
      <text:p text:style-name="P14">Sun 4/16/2017 <text:span text:style-name="T1">5 miles</text:span></text:p>
      <text:p text:style-name="P14">I walked and ran 3 miles and averaged 11:20/mile. <text:s/>I walked about ¼ mile at the beginning of each ½ mile and therefore walked and ran about the same amount. <text:s/>Later in the day I rode 6 miles on a bike which I take to be equivalent to 2 miles of running.</text:p>
      <text:p text:style-name="P14"/>
      <text:p text:style-name="P14">Mon 4/17/2017 <text:span text:style-name="T1">6 miles</text:span></text:p>
      <text:p text:style-name="P14">I ran 3 miles on bike and walking paths averaging 8:55/miles and rested 4:00. <text:s/></text:p>
      <text:p text:style-name="P14">Then I walked 1 mile in 12:05. <text:s/>Later in the day I rode 6 miles on a bike which I take to be equivalent to 2 miles of <text:s/>running.</text:p>
      <text:p text:style-name="P14"/>
      <text:p text:style-name="P14">Tues 4/18/2017 <text:s/><text:span text:style-name="T1">3 miles</text:span></text:p>
      <text:p text:style-name="P15">I walked and ran 3 miles averaging 11:30/mile on bike and walking paths. I ran ¼ mile, walked ¼ mile and repeated to the end. <text:s/>My running pace was about 10:00/mile and walking pace about 13:00/mile. </text:p>
      <text:p text:style-name="P15"/>
      <text:p text:style-name="P15">Wed-Fri 4/19-21/2017 <text:span text:style-name="T1">0 miles</text:span></text:p>
      <text:p text:style-name="P15">No running. <text:s/>My cold got bad again.</text:p>
      <text:p text:style-name="P16"/>
      <text:p text:style-name="P16">19 miles in the last week</text:p>
      <text:p text:style-name="P15"><text:soft-page-break/>Sat 4/22/2017 <text:span text:style-name="T1">4 miles</text:span></text:p>
      <text:p text:style-name="P15">I ran 3 miles on a bike path averaging 9:43/mile including a ½ mile in 4:13 and rested 4 minutes.</text:p>
      <text:p text:style-name="P15">I walked a mile in 12:15.</text:p>
      <text:p text:style-name="P15"/>
      <text:p text:style-name="P15">Sun 4/23/2017 <text:span text:style-name="T1">0 miles </text:span></text:p>
      <text:p text:style-name="P16"/>
      <text:p text:style-name="P15">Mon 4/24/2017<text:span text:style-name="T1"> 5.25 miles</text:span></text:p>
      <text:p text:style-name="P15">I ran 4 miles on walking paths and bike paths and averaged 8:45/mile. The last ½ mile was in 3:59.</text:p>
      <text:p text:style-name="P15">I walked slowly for ¼ mile and then walked 1 mile in 12:10. I felt a lot better than 2 days ago.</text:p>
      <text:p text:style-name="P15"/>
      <text:p text:style-name="P15">Tues 4/25/2017 <text:span text:style-name="T1">0 miles</text:span></text:p>
      <text:p text:style-name="P15">We drove flew back to the US from Amsterdam.</text:p>
      <text:p text:style-name="P15"/>
      <text:p text:style-name="P15">Wed 4/26/2017 <text:s/><text:span text:style-name="T1">4 miles</text:span></text:p>
      <text:p text:style-name="P15">I ran and walked 4 miles on hilly roads in Meadville and averaged 10:57.</text:p>
      <text:p text:style-name="P15"/>
      <text:p text:style-name="P15">Thur 4/27/2017 <text:s/><text:span text:style-name="T1">5 miles</text:span></text:p>
      <text:p text:style-name="P15">I ran and walked on slightly hilly roads. <text:s/>I ran a mile in 10:18 and rested 1 minute. <text:s/>Then I walked and ran 3 miles in 34:06 or 11:22/mile. <text:s/>I walked ¼ mile, ran ¼ mile and repeated until I completed the 3 miles. <text:s/>My walking pace averaged 13:00/mile and my running pace averaged <text:s/>9:44/mile. <text:s text:c="2"/>I rested </text:p>
      <text:p text:style-name="P15">1 minute and ran a mile in 7:45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4-27T09:43:48.53</dc:date>
    <dc:creator>James Lombardi</dc:creator>
    <meta:editing-duration>P1DT1H30M4S</meta:editing-duration>
    <meta:editing-cycles>181</meta:editing-cycles>
    <meta:document-statistic meta:table-count="0" meta:image-count="0" meta:object-count="0" meta:page-count="6" meta:paragraph-count="132" meta:word-count="1905" meta:character-count="9293"/>
  </office:meta>
</office:document-meta>
</file>